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4-03-20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3-10-23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9824" calcext:value-type="float">
            <text:p>24.49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3-03-16 18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2-10-2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2-03-1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1-10-25 22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1-03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20-10-21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432" calcext:value-type="float">
            <text:p>23.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9768" calcext:value-type="float">
            <text:p>23.28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94133333333" calcext:value-type="float">
            <text:p>23.669413333333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3656" calcext:value-type="float">
            <text:p>23.66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78986666667" calcext:value-type="float">
            <text:p>23.65789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29235555555" calcext:value-type="float">
            <text:p>23.84292355555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79082857143" calcext:value-type="float">
            <text:p>23.86790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5008571428" calcext:value-type="float">
            <text:p>23.710500857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40968888889" calcext:value-type="float">
            <text:p>23.494096888888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2092137931" calcext:value-type="float">
            <text:p>23.4920921379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3484444445" calcext:value-type="float">
            <text:p>23.54534844444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11591724138" calcext:value-type="float">
            <text:p>23.6211591724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8942222222" calcext:value-type="float">
            <text:p>23.6928942222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4182068966" calcext:value-type="float">
            <text:p>23.76241820689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26180645161" calcext:value-type="float">
            <text:p>24.142618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0328" calcext:value-type="float">
            <text:p>24.24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94598709677" calcext:value-type="float">
            <text:p>24.33945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3384" calcext:value-type="float">
            <text:p>24.47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28603870968" calcext:value-type="float">
            <text:p>24.532860387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52201290323" calcext:value-type="float">
            <text:p>24.535220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96616" calcext:value-type="float">
            <text:p>24.419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26667096774" calcext:value-type="float">
            <text:p>24.482666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97096" calcext:value-type="float">
            <text:p>24.54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67498064516" calcext:value-type="float">
            <text:p>24.60674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30948571429" calcext:value-type="float">
            <text:p>24.65309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42944516129" calcext:value-type="float">
            <text:p>24.724294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86433548387" calcext:value-type="float">
            <text:p>25.00864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83344" calcext:value-type="float">
            <text:p>25.078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09161290323" calcext:value-type="float">
            <text:p>25.15091612903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90072" calcext:value-type="float">
            <text:p>25.229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04242580645" calcext:value-type="float">
            <text:p>25.320424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564516129" calcext:value-type="float">
            <text:p>25.1275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69936" calcext:value-type="float">
            <text:p>24.91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44098064516" calcext:value-type="float">
            <text:p>24.9344098064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9376" calcext:value-type="float">
            <text:p>24.97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07463483871" calcext:value-type="float">
            <text:p>25.007463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50102857143" calcext:value-type="float">
            <text:p>25.06501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87068387097" calcext:value-type="float">
            <text:p>25.098706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05633548387" calcext:value-type="float">
            <text:p>25.130563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76408" calcext:value-type="float">
            <text:p>25.16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108387097" calcext:value-type="float">
            <text:p>25.206910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68328" calcext:value-type="float">
            <text:p>25.306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0513548387" calcext:value-type="float">
            <text:p>25.22505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1943225806" calcext:value-type="float">
            <text:p>25.152194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5348" calcext:value-type="float">
            <text:p>25.0815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37677419355" calcext:value-type="float">
            <text:p>24.983767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1044" calcext:value-type="float">
            <text:p>24.88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85047741935" calcext:value-type="float">
            <text:p>24.858504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39165714286" calcext:value-type="float">
            <text:p>24.913916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3160516129" calcext:value-type="float">
            <text:p>24.94316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18652903226" calcext:value-type="float">
            <text:p>24.73186529032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87592" calcext:value-type="float">
            <text:p>24.768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93029677419" calcext:value-type="float">
            <text:p>24.829302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5584" calcext:value-type="float">
            <text:p>24.838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71169032258" calcext:value-type="float">
            <text:p>24.717116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2564516129" calcext:value-type="float">
            <text:p>24.420256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08608" calcext:value-type="float">
            <text:p>24.26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07788387097" calcext:value-type="float">
            <text:p>24.150778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2424" calcext:value-type="float">
            <text:p>24.088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1345806452" calcext:value-type="float">
            <text:p>24.121134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52645517241" calcext:value-type="float">
            <text:p>24.1752645517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8539354839" calcext:value-type="float">
            <text:p>24.210853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20049032258" calcext:value-type="float">
            <text:p>24.202004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446" calcext:value-type="float">
            <text:p>24.25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84390967742" calcext:value-type="float">
            <text:p>24.3084390967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11832" calcext:value-type="float">
            <text:p>24.351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1747096774" calcext:value-type="float">
            <text:p>24.35617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6024516129" calcext:value-type="float">
            <text:p>24.2360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00432" calcext:value-type="float">
            <text:p>24.12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2797419355" calcext:value-type="float">
            <text:p>24.12727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0136" calcext:value-type="float">
            <text:p>24.18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20221935484" calcext:value-type="float">
            <text:p>24.242022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96357142857" calcext:value-type="float">
            <text:p>24.29963571428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00381935484" calcext:value-type="float">
            <text:p>24.370038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59602580645" calcext:value-type="float">
            <text:p>24.65596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6104" calcext:value-type="float">
            <text:p>24.74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65094193548" calcext:value-type="float">
            <text:p>24.846509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22488" calcext:value-type="float">
            <text:p>24.95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7602580645" calcext:value-type="float">
            <text:p>24.96076025806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962665806452" calcext:value-type="float">
            <text:p>24.7962665806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0352" calcext:value-type="float">
            <text:p>24.6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16397419355" calcext:value-type="float">
            <text:p>24.721639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86728" calcext:value-type="float">
            <text:p>24.788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92624516129" calcext:value-type="float">
            <text:p>24.84926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80382857143" calcext:value-type="float">
            <text:p>24.908038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97856774193" calcext:value-type="float">
            <text:p>24.9797856774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52623225807" calcext:value-type="float">
            <text:p>25.31526232258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12192" calcext:value-type="float">
            <text:p>25.401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82609032258" calcext:value-type="float">
            <text:p>25.4882609032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22704" calcext:value-type="float">
            <text:p>25.5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73179354839" calcext:value-type="float">
            <text:p>25.637317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40503225806" calcext:value-type="float">
            <text:p>25.52405032258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15112" calcext:value-type="float">
            <text:p>25.45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7896516129" calcext:value-type="float">
            <text:p>25.49789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27" calcext:value-type="float">
            <text:p>25.52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793076129032" calcext:value-type="float">
            <text:p>25.579307612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5298" calcext:value-type="float">
            <text:p>25.6252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9920516129" calcext:value-type="float">
            <text:p>25.689920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83608" calcext:value-type="float">
            <text:p>25.8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3153103448" calcext:value-type="float">
            <text:p>25.908315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731612903" calcext:value-type="float">
            <text:p>25.94767316129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60136" calcext:value-type="float">
            <text:p>25.9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80348387097" calcext:value-type="float">
            <text:p>25.8180348387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59228" calcext:value-type="float">
            <text:p>25.6459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2062" calcext:value-type="float">
            <text:p>25.6420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47112" calcext:value-type="float">
            <text:p>25.654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34109677419" calcext:value-type="float">
            <text:p>25.693410967741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70866206897" calcext:value-type="float">
            <text:p>25.74708662068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45357419355" calcext:value-type="float">
            <text:p>25.79453574193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12488" calcext:value-type="float">
            <text:p>25.841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24820689655" calcext:value-type="float">
            <text:p>25.902482068965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09902857143" calcext:value-type="float">
            <text:p>25.9209902857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80433103448" calcext:value-type="float">
            <text:p>26.01804331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18646956522" calcext:value-type="float">
            <text:p>25.95186469565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72187586207" calcext:value-type="float">
            <text:p>25.937218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9494" calcext:value-type="float">
            <text:p>25.6694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65947586207" calcext:value-type="float">
            <text:p>25.516594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423488571429" calcext:value-type="float">
            <text:p>25.542348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35304827586" calcext:value-type="float">
            <text:p>25.59353048275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85207692308" calcext:value-type="float">
            <text:p>25.6785207692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25227586207" calcext:value-type="float">
            <text:p>25.702522758620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799899354839" calcext:value-type="float">
            <text:p>25.67998993548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59404" calcext:value-type="float">
            <text:p>25.7359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34050322581" calcext:value-type="float">
            <text:p>25.79340503225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99712" calcext:value-type="float">
            <text:p>25.829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45616774194" calcext:value-type="float">
            <text:p>25.8545616774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410541935484" calcext:value-type="float">
            <text:p>25.6410541935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04088" calcext:value-type="float">
            <text:p>25.4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2947096774" calcext:value-type="float">
            <text:p>25.31629470967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5184" calcext:value-type="float">
            <text:p>25.280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66272258064" calcext:value-type="float">
            <text:p>25.346627225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341085714286" calcext:value-type="float">
            <text:p>25.4341085714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4193548387" calcext:value-type="float">
            <text:p>25.502419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969014193548" calcext:value-type="float">
            <text:p>25.696901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83304" calcext:value-type="float">
            <text:p>25.808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46454193548" calcext:value-type="float">
            <text:p>25.93464541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6684" calcext:value-type="float">
            <text:p>26.046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44660645161" calcext:value-type="float">
            <text:p>25.974466064516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21006451613" calcext:value-type="float">
            <text:p>25.902100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5586666667" calcext:value-type="float">
            <text:p>25.6365586666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69824516129" calcext:value-type="float">
            <text:p>25.6569824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39872" calcext:value-type="float">
            <text:p>25.703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6976516129" calcext:value-type="float">
            <text:p>25.7569765161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7648571429" calcext:value-type="float">
            <text:p>25.8227648571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87287741935" calcext:value-type="float">
            <text:p>25.88872877419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07846451613" calcext:value-type="float">
            <text:p>26.04078464516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4736" calcext:value-type="float">
            <text:p>26.090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43558709677" calcext:value-type="float">
            <text:p>26.174355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93328" calcext:value-type="float">
            <text:p>26.259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1313548387" calcext:value-type="float">
            <text:p>26.24613135483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0735483871" calcext:value-type="float">
            <text:p>26.0407354838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57496" calcext:value-type="float">
            <text:p>25.885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4848" calcext:value-type="float">
            <text:p>25.83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732" calcext:value-type="float">
            <text:p>25.795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78212413793" calcext:value-type="float">
            <text:p>25.81782124137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77453793103" calcext:value-type="float">
            <text:p>25.867745379310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44198709677" calcext:value-type="float">
            <text:p>25.92441987096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05236363636" calcext:value-type="float">
            <text:p>26.0105236363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4944" calcext:value-type="float">
            <text:p>26.0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4253" calcext:value-type="float">
            <text:p>26.1542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2772" calcext:value-type="float">
            <text:p>26.242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168" calcext:value-type="float">
            <text:p>26.1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3712" calcext:value-type="float">
            <text:p>26.1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4418" calcext:value-type="float">
            <text:p>26.2044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2856" calcext:value-type="float">
            <text:p>26.1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3872" calcext:value-type="float">
            <text:p>26.1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9968" calcext:value-type="float">
            <text:p>26.1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04368" calcext:value-type="float">
            <text:p>25.80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6049230769" calcext:value-type="float">
            <text:p>24.710604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11616" calcext:value-type="float">
            <text:p>24.99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46624" calcext:value-type="float">
            <text:p>24.654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7569230769" calcext:value-type="float">
            <text:p>24.40275692307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63728" calcext:value-type="float">
            <text:p>24.16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23" calcext:value-type="float">
            <text:p>24.3192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2476" calcext:value-type="float">
            <text:p>24.382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87472" calcext:value-type="float">
            <text:p>24.418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75895" calcext:value-type="float">
            <text:p>24.147589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0384" calcext:value-type="float">
            <text:p>24.615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21712" calcext:value-type="float">
            <text:p>24.382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00432" calcext:value-type="float">
            <text:p>24.120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08464" calcext:value-type="float">
            <text:p>23.840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55044705882" calcext:value-type="float">
            <text:p>23.9155044705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34784" calcext:value-type="float">
            <text:p>23.56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59952" calcext:value-type="float">
            <text:p>23.735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161025202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3074" calcext:value-type="float">
            <text:p>23.833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81" meta:object-count="0"/>
    <meta:user-defined meta:name="AppVersion">3.0</meta:user-defined>
  </office:meta>
</office:document-meta>
</file>